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236in"/>
    </style:style>
    <style:style style:name="co4" style:family="table-column">
      <style:table-column-properties fo:break-before="auto" style:column-width="1.531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d4ea6b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Sheet1.D6"/>
      <style:map style:condition="cell-content()=&quot;Exception Rejected&quot;" style:apply-style-name="Orange_20_Fill" style:base-cell-address="Sheet1.D6"/>
      <style:map style:condition="cell-content()=&quot;Exception Granted&quot;" style:apply-style-name="Light_20_Green_20_Fill" style:base-cell-address="Sheet1.D6"/>
      <style:map style:condition="cell-content()=&quot;Compliance Expected&quot;" style:apply-style-name="Yellow_20_Fill" style:base-cell-address="Sheet1.D6"/>
      <style:map style:condition="cell-content()=&quot;Compliant&quot;" style:apply-style-name="Dark_20_Green_20_Fill" style:base-cell-address="Sheet1.D6"/>
    </style:style>
    <style:style style:name="ce56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Sheet1.D6"/>
      <style:map style:condition="cell-content()=&quot;Exception Rejected&quot;" style:apply-style-name="Orange_20_Fill" style:base-cell-address="Sheet1.D6"/>
      <style:map style:condition="cell-content()=&quot;Exception Granted&quot;" style:apply-style-name="Light_20_Green_20_Fill" style:base-cell-address="Sheet1.D6"/>
      <style:map style:condition="cell-content()=&quot;Compliance Expected&quot;" style:apply-style-name="Yellow_20_Fill" style:base-cell-address="Sheet1.D6"/>
      <style:map style:condition="cell-content()=&quot;Compliant&quot;" style:apply-style-name="Dark_20_Green_20_Fill" style:base-cell-address="Sheet1.D6"/>
    </style:style>
    <style:style style:name="ce31" style:family="table-cell" style:parent-style-name="Default">
      <style:table-cell-properties fo:border-bottom="none" fo:background-color="#dee6ef" fo:border-left="0.74pt solid #000000" fo:border-right="none" fo:border-top="none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ee6ef" fo:border="0.74pt solid #000000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Sheet1.D6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23"/>
        <table:table-column table:style-name="co5" table:default-cell-style-name="ce50"/>
        <table:table-column table:style-name="co4" table:default-cell-style-name="ce30"/>
        <table:table-column table:style-name="co5" table:default-cell-style-name="ce35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Spec</text:p>
          </table:table-cell>
          <table:table-cell table:style-name="ce45" office:value-type="string" calcext:value-type="string" table:number-columns-spanned="1" table:number-rows-spanned="4">
            <text:p>Requirement </text:p>
          </table:table-cell>
          <table:table-cell table:style-name="ce45" office:value-type="string" calcext:value-type="string" table:number-columns-spanned="1" table:number-rows-spanned="4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45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59"/>
          <table:table-cell table:number-columns-repeated="1017"/>
        </table:table-row>
        <table:table-row table:style-name="ro1">
          <table:covered-table-cell table:style-name="ce1"/>
          <table:covered-table-cell table:number-columns-repeated="2" table:style-name="ce45"/>
          <table:table-cell table:style-name="ce45" office:value-type="string" calcext:value-type="string">
            <text:p>2024/03/04</text:p>
          </table:table-cell>
          <table:table-cell table:style-name="ce45" office:value-type="string" calcext:value-type="string">
            <text:p>TechChariot#4776</text:p>
          </table:table-cell>
          <table:table-cell table:style-name="ce59" office:value-type="string" calcext:value-type="string">
            <text:p>YYYY/MM/DD</text:p>
          </table:table-cell>
          <table:table-cell table:style-name="ce33" office:value-type="string" calcext:value-type="string">
            <text:p>TOURNAMENT_REPRESENTATIVE</text:p>
          </table:table-cell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22"/>
          <table:table-cell table:style-name="ce56"/>
          <table:table-cell table:style-name="ce29"/>
          <table:table-cell table:style-name="ce34"/>
          <table:table-cell table:number-columns-repeated="1017"/>
        </table:table-row>
        <table:table-row table:style-name="ro1">
          <table:covered-table-cell table:number-columns-repeated="3" table:style-name="ce2"/>
          <table:table-cell table:style-name="ce45" office:value-type="string" calcext:value-type="string">
            <text:p>Status</text:p>
          </table:table-cell>
          <table:table-cell table:style-name="ce45" office:value-type="string" calcext:value-type="string">
            <text:p>Notes</text:p>
          </table:table-cell>
          <table:table-cell table:style-name="ce59" office:value-type="string" calcext:value-type="string">
            <text:p>Status</text:p>
          </table:table-cell>
          <table:table-cell table:style-name="ce59"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SRM-HVN-05</text:p>
          </table:table-cell>
          <table:table-cell table:style-name="Default" table:number-columns-repeated="2"/>
          <table:table-cell table:style-name="ce22"/>
          <table:table-cell table:style-name="ce56"/>
          <table:table-cell table:style-name="ce29"/>
          <table:table-cell table:style-name="ce34"/>
          <table:table-cell table:number-columns-repeated="1017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Starting Condi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General Features</text:p>
          </table:table-cell>
          <table:table-cell table:content-validation-name="val1" office:value-type="string" calcext:value-type="string">
            <text:p>Non-Compliant</text:p>
          </table:table-cell>
          <table:table-cell office:value-type="string" calcext:value-type="string">
            <text:p>Exception requested: The great spot of Jupiter is a high-elevation zones, and was designed with higher elevation as an analog. Placing neutral gold on a high elevation zone makes it harder to achieve a comeback, since siege weapons take hill penalty, and castles/towers deal bonus damage on the hill. Additionally, the map would be difficult to redesign in the time remaining.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3" office:value-type="string" calcext:value-type="string">
            <text:p>SPC-9</text:p>
          </table:table-cell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mpetitivity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Map scored by Juicy45 (consultant) at 161/100</text:p>
          </table:table-cell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aming Conven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Space Loo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Appropriate Tre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Space/Wate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nditional Sci-F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 table:style-name="ce3" office:value-type="string" calcext:value-type="string">
            <text:p>GSRM-02</text:p>
          </table:table-cell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 table:style-name="ce24" table:number-columns-repeated="1024"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Map Nam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Name of Originato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Date of Origin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List of Collaborators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E</text:p>
          </table:table-cell>
          <table:table-cell office:value-type="string" calcext:value-type="string">
            <text:p>Notice of Cons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.F</text:p>
          </table:table-cell>
          <table:table-cell office:value-type="string" calcext:value-type="string">
            <text:p>Spec Lin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ubmission Location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Const. Unit Prod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Prod. Build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1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2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3.A</text:p>
          </table:table-cell>
          <table:table-cell office:value-type="string" calcext:value-type="string">
            <text:p>Packed TC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1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2</text:p>
          </table:table-cell>
          <table:table-cell office:value-type="string" calcext:value-type="string">
            <text:p>Gaia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style-name="ce24"/>
          <table:table-cell table:style-name="ce26"/>
          <table:table-cell table:style-name="ce31"/>
          <table:table-cell table:style-name="ce36"/>
          <table:table-cell table:number-columns-repeated="101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1" office:value-type="string" calcext:value-type="string">
            <text:p>Non-Compliant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  <table:table-cell table:number-columns-repeated="101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9"/>
          <table:covered-table-cell table:style-name="ce21"/>
          <table:table-cell table:style-name="ce49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56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50"/>
          <table:table-cell table:style-name="ce12" table:formula="of:=COUNTIF([.$D$6:.$D$75];[.A79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6:.$F$75];[.A79])" office:value-type="float" office:value="50" calcext:value-type="float" table:number-columns-spanned="2" table:number-rows-spanned="1">
            <text:p>5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50"/>
          <table:table-cell table:style-name="ce12" table:formula="of:=COUNTIF([.$D$6:.$D$75];[.A80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0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50"/>
          <table:table-cell table:style-name="ce12" table:formula="of:=COUNTIF([.$D$6:.$D$75];[.A81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6:.$F$75];[.A81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0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50"/>
          <table:table-cell table:style-name="ce12" table:formula="of:=COUNTIF([.$D$6:.$D$75];[.A82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6:.$F$75];[.A82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1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50"/>
          <table:table-cell table:style-name="ce12" table:formula="of:=COUNTIF([.$D$6:.$D$75];[.A83])" office:value-type="float" office:value="45" calcext:value-type="float" table:number-columns-spanned="2" table:number-rows-spanned="1">
            <text:p>45</text:p>
          </table:table-cell>
          <table:covered-table-cell/>
          <table:table-cell table:style-name="ce12" table:formula="of:=COUNTIF([.$F$6:.$F$75];[.A83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50"/>
          <table:table-cell table:style-name="ce12" table:formula="of:=COUNTIF([.$D$6:.$D$75];[.A84])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12" table:formula="of:=COUNTIF([.$F$6:.$F$75];[.A84])" office:value-type="float" office:value="0" calcext:value-type="float" table:number-columns-spanned="2" table:number-rows-spanned="1">
            <text:p>0</text:p>
          </table:table-cell>
          <table:covered-table-cell table:style-name="ce50"/>
          <table:table-cell table:number-columns-repeated="1017"/>
        </table:table-row>
        <calcext:conditional-formats>
          <calcext:conditional-format calcext:target-range-address="Sheet1.D6:Sheet1.D7 Sheet1.D24:Sheet1.D26 Sheet1.D28:Sheet1.D28 Sheet1.D30:Sheet1.D35 Sheet1.D37:Sheet1.D37 Sheet1.D39:Sheet1.D40 Sheet1.D42:Sheet1.D45 Sheet1.D47:Sheet1.D50 Sheet1.D52:Sheet1.D52 Sheet1.D54:Sheet1.D55 Sheet1.D57:Sheet1.D59 Sheet1.D61:Sheet1.D67 Sheet1.D69:Sheet1.D69 Sheet1.D71:Sheet1.D71 Sheet1.D73:Sheet1.D73 Sheet1.D75:Sheet1.D75 Sheet1.F75:Sheet1.F75 Sheet1.F73:Sheet1.F73 Sheet1.F71:Sheet1.F71 Sheet1.F69:Sheet1.F69 Sheet1.F61:Sheet1.F67 Sheet1.F57:Sheet1.F59 Sheet1.F54:Sheet1.F55 Sheet1.F52:Sheet1.F52 Sheet1.F47:Sheet1.F50 Sheet1.F42:Sheet1.F45 Sheet1.F39:Sheet1.F40 Sheet1.F37:Sheet1.F37 Sheet1.F30:Sheet1.F35 Sheet1.F28:Sheet1.F28 Sheet1.F24:Sheet1.F26 Sheet1.F6:Sheet1.F7 Sheet1.D20:Sheet1.D21 Sheet1.F20:Sheet1.F21 Sheet1.D10:Sheet1.D12 Sheet1.D14:Sheet1.D18 Sheet1.F10:Sheet1.F12 Sheet1.F14:Sheet1.F18">
            <calcext:condition calcext:apply-style-name="Red Fill" calcext:value="=&quot;Non-Compliant&quot;" calcext:base-cell-address="Sheet1.D6"/>
            <calcext:condition calcext:apply-style-name="Orange Fill" calcext:value="=&quot;Exception Rejected&quot;" calcext:base-cell-address="Sheet1.D6"/>
            <calcext:condition calcext:apply-style-name="Light Green Fill" calcext:value="=&quot;Exception Granted&quot;" calcext:base-cell-address="Sheet1.D6"/>
            <calcext:condition calcext:apply-style-name="Yellow Fill" calcext:value="=&quot;Compliance Expected&quot;" calcext:base-cell-address="Sheet1.D6"/>
            <calcext:condition calcext:apply-style-name="Dark Green Fill" calcext:value="=&quot;Compliant&quot;" calcext:base-cell-address="Sheet1.D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/00/0000</text:date>, <text:time style:data-style-name="N2" text:time-value="20:37:45.8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04T20:59:05.416000000</dc:date>
    <meta:editing-duration>P2DT14H17M8S</meta:editing-duration>
    <meta:editing-cycles>145</meta:editing-cycles>
    <meta:generator>LibreOffice/7.1.3.2$Windows_X86_64 LibreOffice_project/47f78053abe362b9384784d31a6e56f8511eb1c1</meta:generator>
    <meta:document-statistic meta:table-count="1" meta:cell-count="240" meta:object-count="0"/>
  </office:meta>
</office:document-meta>
</file>